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2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paragraph-rsid="001f870a"/>
    </style:style>
    <style:style style:name="P3" style:family="paragraph" style:parent-style-name="Text_20_body">
      <style:text-properties officeooo:rsid="001f870a"/>
    </style:style>
    <style:style style:name="P4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5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2065ff" officeooo:paragraph-rsid="002065ff"/>
    </style:style>
    <style:style style:name="P6" style:family="paragraph" style:parent-style-name="Standard" style:master-page-name="">
      <style:paragraph-properties fo:line-height="200%" style:page-number="auto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7" style:family="paragraph" style:parent-style-name="Standard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8" style:family="paragraph" style:parent-style-name="Standard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2a305c"/>
    </style:style>
    <style:style style:name="P9" style:family="paragraph" style:parent-style-name="Standard">
      <style:paragraph-properties fo:line-height="200%" fo:text-align="end" style:justify-single-word="false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10" style:family="paragraph" style:parent-style-name="Standard">
      <style:paragraph-properties fo:line-height="200%" fo:text-align="end" style:justify-single-word="false">
        <style:tab-stops>
          <style:tab-stop style:position="6.9252in" style:type="right"/>
        </style:tab-stops>
      </style:paragraph-properties>
      <style:text-properties officeooo:rsid="001f870a" officeooo:paragraph-rsid="002a305c"/>
    </style:style>
    <style:style style:name="P11" style:family="paragraph" style:parent-style-name="Standard">
      <style:paragraph-properties fo:line-height="200%" fo:text-align="start" style:justify-single-word="false">
        <style:tab-stops>
          <style:tab-stop style:position="6.9252in" style:type="right"/>
        </style:tab-stops>
      </style:paragraph-properties>
      <style:text-properties officeooo:rsid="001f870a" officeooo:paragraph-rsid="002a305c"/>
    </style:style>
    <style:style style:name="P12" style:family="paragraph" style:parent-style-name="Standard">
      <style:paragraph-properties fo:line-height="200%">
        <style:tab-stops>
          <style:tab-stop style:position="6.9252in" style:type="right"/>
        </style:tab-stops>
      </style:paragraph-properties>
      <style:text-properties officeooo:rsid="002a305c" officeooo:paragraph-rsid="002a305c"/>
    </style:style>
    <style:style style:name="P13" style:family="paragraph" style:parent-style-name="Standard">
      <style:paragraph-properties fo:line-height="200%" fo:text-align="start" style:justify-single-word="false">
        <style:tab-stops>
          <style:tab-stop style:position="6.9252in" style:type="right"/>
        </style:tab-stops>
      </style:paragraph-properties>
      <style:text-properties officeooo:rsid="002a305c" officeooo:paragraph-rsid="002a305c"/>
    </style:style>
    <style:style style:name="P14" style:family="paragraph" style:parent-style-name="Standard">
      <style:paragraph-properties fo:line-height="200%" fo:text-align="end" style:justify-single-word="false">
        <style:tab-stops>
          <style:tab-stop style:position="6.9252in" style:type="right"/>
        </style:tab-stops>
      </style:paragraph-properties>
      <style:text-properties officeooo:rsid="002a305c" officeooo:paragraph-rsid="002a305c"/>
    </style:style>
    <style:style style:name="P15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2065ff" officeooo:paragraph-rsid="002065ff"/>
    </style:style>
    <style:style style:name="P16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2065ff" officeooo:paragraph-rsid="002a305c"/>
    </style:style>
    <style:style style:name="P17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207315" officeooo:paragraph-rsid="001f870a"/>
    </style:style>
    <style:style style:name="P18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paragraph-rsid="001f870a"/>
    </style:style>
    <style:style style:name="P19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1f870a"/>
    </style:style>
    <style:style style:name="P20" style:family="paragraph" style:parent-style-name="Text_20_body">
      <style:paragraph-properties fo:line-height="200%">
        <style:tab-stops>
          <style:tab-stop style:position="6.9252in" style:type="right"/>
        </style:tab-stops>
      </style:paragraph-properties>
      <style:text-properties officeooo:rsid="001f870a" officeooo:paragraph-rsid="002a305c"/>
    </style:style>
    <style:style style:name="P21" style:family="paragraph" style:parent-style-name="Heading_20_3">
      <style:text-properties officeooo:rsid="002a305c" officeooo:paragraph-rsid="002a305c"/>
    </style:style>
    <style:style style:name="P22" style:family="paragraph" style:parent-style-name="Heading_20_3">
      <style:paragraph-properties fo:line-height="200%">
        <style:tab-stops>
          <style:tab-stop style:position="6.9252in" style:type="right"/>
        </style:tab-stops>
      </style:paragraph-properties>
      <style:text-properties officeooo:paragraph-rsid="002a305c"/>
    </style:style>
    <style:style style:name="T1" style:family="text">
      <style:text-properties officeooo:rsid="002a305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S105 Exam <text:span text:style-name="T1">3</text:span><text:tab/>Name: __________________________</text:p>
      <text:p text:style-name="P1"/>
      <text:h text:style-name="P21" text:outline-level="3">Artificial Intelligence</text:h>
      <text:p text:style-name="P3"/>
      <text:p text:style-name="P1"/>
      <text:p text:style-name="P1">1. <text:span text:style-name="T1">Bayesian networks model what</text:span>?<text:tab/>_____________</text:p>
      <text:p text:style-name="P1"/>
      <text:p text:style-name="P1">2. <text:span text:style-name="T1">What do nodes in decision trees represent? <text:s/>Edges?</text:span></text:p>
      <text:p text:style-name="P9"/>
      <text:p text:style-name="P9">__________________________________________________</text:p>
      <text:p text:style-name="P1"/>
      <text:p text:style-name="P1">3. <text:span text:style-name="T1">Do you think passing the Turing test means a program is intelligent?</text:span></text:p>
      <text:p text:style-name="P1"/>
      <text:p text:style-name="P1"><text:tab/>______________________________________________________________________</text:p>
      <text:p text:style-name="P1"/>
      <text:p text:style-name="P1">4. <text:span text:style-name="T1">In a game tree, what do nodes represent? <text:s/>Edges?</text:span></text:p>
      <text:p text:style-name="P8"/>
      <text:p text:style-name="P8"><text:tab/>______________________________________________________________________</text:p>
      <text:p text:style-name="P8"/>
      <text:p text:style-name="P12">5. You have a high temperature, runny nose, and red eyes. <text:s/>A machine needs to determine what kind of disease you have. <text:s/>What kind of machine learning problem is this?</text:p>
      <text:p text:style-name="P12"/>
      <text:p text:style-name="P12"><text:tab/>_________________________________________</text:p>
      <text:p text:style-name="P12"/>
      <text:p text:style-name="P12"/>
      <text:p text:style-name="P12"><text:soft-page-break/>6. It's the zombie apocalypse. <text:s/>Someone has proposed building software which given a video feed, classifies the zombie as either a threat or not a threat. <text:s/>Describe a good set of features for this problem.</text:p>
      <text:p text:style-name="P12"/>
      <text:p text:style-name="P10">__________________________________________________</text:p>
      <text:p text:style-name="P13"/>
      <text:p text:style-name="P13">7. You have access to satellite imagery, and need to identify dangerous areas where lots of zombies congregate. <text:s/>What kind of machine learning problem is this?</text:p>
      <text:p text:style-name="P13"/>
      <text:p text:style-name="P14">_________________________________</text:p>
      <text:p text:style-name="P14"/>
      <text:p text:style-name="P13">8. Your friend has been bitten by a zombie. <text:s/>You need to make a machine which gives you an estimate of how long he / she has to live, given information about his or her age, gender, and other factors. What kind of machine learning problem is this?</text:p>
      <text:p text:style-name="P11"/>
      <text:p text:style-name="P11"><text:tab/>________________________________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22" text:outline-level="3"><text:soft-page-break/><text:span text:style-name="T1">Hardware</text:span></text:h>
      <text:p text:style-name="P4"/>
      <text:p text:style-name="P2"><text:span text:style-name="T1">9. What hardware components connect to the motherboard?</text:span></text:p>
      <text:p text:style-name="P2"/>
      <text:p text:style-name="P4"><text:tab/>__________________________________</text:p>
      <text:p text:style-name="P4"/>
      <text:p text:style-name="P20"><text:span text:style-name="T1">10</text:span>. <text:span text:style-name="T1">What is the difference between how hard disks and CDs store data?<text:line-break/></text:span></text:p>
      <text:p text:style-name="P20"><text:tab/>_______________________________________</text:p>
      <text:p text:style-name="P4"/>
      <text:p text:style-name="P16"><text:span text:style-name="T1">11</text:span>. <text:span text:style-name="T1">What is the difference between hard disk memory and RAM memory</text:span>?</text:p>
      <text:p text:style-name="P16"/>
      <text:p text:style-name="P16"><text:tab/>_______________________________________</text:p>
      <text:p text:style-name="P4"/>
      <text:p text:style-name="P5"><text:span text:style-name="T1">12.</text:span> <text:span text:style-name="T1">What components are always attached to the CPU</text:span>?</text:p>
      <text:p text:style-name="P5"/>
      <text:p text:style-name="P5"><text:tab/>________________________________________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y Lo</meta:initial-creator>
    <meta:creation-date>2013-10-07T13:00:11</meta:creation-date>
    <dc:date>2014-05-06T19:49:49.153494390</dc:date>
    <dc:creator>Henry </dc:creator>
    <meta:editing-duration>PT3M38S</meta:editing-duration>
    <meta:editing-cycles>9</meta:editing-cycles>
    <meta:generator>LibreOffice/4.2.3.3$Linux_X86_64 LibreOffice_project/420m0$Build-3</meta:generator>
    <meta:document-statistic meta:table-count="0" meta:image-count="0" meta:object-count="0" meta:page-count="3" meta:paragraph-count="26" meta:word-count="238" meta:character-count="1823" meta:non-whitespace-character-count="1594"/>
  </office:meta>
</office:document-meta>
</file>